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Times New Roman" svg:font-family="Times New Roman"/>
  </office:font-face-decls>
  <office:automatic-styles>
    <style:style style:family="text" style:name="T1" style:display-name="T1">
      <style:text-properties fo:font-weight="bold"/>
    </style:style>
    <style:style style:family="text" style:name="T2" style:display-name="T2">
      <style:text-properties fo:color="#000000" style:font-name="Times New Roman" fo:font-size="12pt" fo:language="it" fo:country="IT" fo:font-weight="normal" text:display="true" fo:text-transform="none"/>
    </style:style>
    <style:style style:family="text" style:name="T3" style:display-name="T3">
      <style:text-properties fo:color="#000000" style:font-name="Times New Roman" fo:font-size="12pt" fo:language="it" fo:country="IT" fo:font-weight="bold" text:display="true" fo:text-transform="none"/>
    </style:style>
    <style:style style:family="paragraph" style:name="P5" style:display-name="P5" style:parent-style-name="Normal" style:list-style-name="L2">
      <style:paragraph-properties fo:text-align="left" fo:text-indent="0.000000cm" fo:margin-left="0.508000cm"/>
    </style:style>
    <style:style style:family="paragraph" style:name="P6" style:display-name="P6" style:parent-style-name="Normal" style:list-style-name="L2">
      <style:paragraph-properties fo:text-align="left" fo:text-indent="0.000000cm" fo:margin-left="1.270000cm"/>
    </style:style>
    <style:style style:family="paragraph" style:name="P7" style:display-name="P7" style:parent-style-name="Normal" style:list-style-name="L2">
      <style:paragraph-properties fo:text-align="left" fo:text-indent="0.000000cm" fo:margin-left="1.270000cm" style:writing-mode="lr"/>
    </style:style>
    <style:style style:family="paragraph" style:name="P8" style:display-name="P8" style:parent-style-name="Normal" style:list-style-name="L2">
      <style:paragraph-properties fo:text-align="left" fo:text-indent="0.000000cm" fo:margin-left="0.508000cm" style:writing-mode="lr"/>
    </style:style>
    <style:style style:family="paragraph" style:name="P9" style:display-name="P9" style:parent-style-name="Normal">
      <style:paragraph-properties fo:text-align="left" fo:text-indent="0in" fo:margin-left="0pt" style:writing-mode="lr"/>
    </style:style>
    <style:style style:family="paragraph" style:name="P10" style:display-name="P10" style:parent-style-name="Normal">
      <style:paragraph-properties fo:text-align="center" fo:text-indent="0in" fo:margin-left="0pt" style:writing-mode="lr"/>
    </style:style>
    <style:style style:family="paragraph" style:name="P1" style:display-name="P1" style:parent-style-name="Normal">
      <style:paragraph-properties fo:text-align="center" fo:break-before="page"/>
    </style:style>
    <style:style style:family="paragraph" style:name="P2" style:display-name="P2" style:parent-style-name="Normal">
      <style:paragraph-properties fo:text-align="center"/>
    </style:style>
    <style:style style:family="paragraph" style:name="P3" style:display-name="P3" style:parent-style-name="Normal" style:list-style-name="L1">
      <style:paragraph-properties fo:text-align="left" fo:text-indent="0.000000cm" fo:margin-left="0.508000cm"/>
    </style:style>
    <style:style style:family="paragraph" style:name="P4" style:display-name="P4" style:parent-style-name="Normal">
      <style:paragraph-properties fo:text-align="left" fo:text-indent="0in" fo:margin-left="0pt"/>
    </style:style>
    <style:style style:family="section" style:name="Sect1" style:display-name="Sect1"/>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text:list-style style:name="L1">
      <text:list-level-style-bullet text:level="1" text:bullet-char="•">
        <style:list-level-properties fo:text-indent="0.000000cm" text:space-before="0cm" text:min-label-width="0.762000cm" fo:margin-left="0.508000cm"/>
        <style:text-properties style:font-name="FreeSerif"/>
      </text:list-level-style-bullet>
    </text:list-style>
    <text:list-style style:name="L2">
      <text:list-level-style-bullet text:level="1" text:bullet-char="•">
        <style:list-level-properties fo:text-indent="0.000000cm" text:space-before="0cm" text:min-label-width="0.762000cm" fo:margin-left="0.508000cm"/>
        <style:text-properties style:font-name="FreeSerif"/>
      </text:list-level-style-bullet>
      <text:list-level-style-bullet text:level="2" text:bullet-char="•">
        <style:list-level-properties fo:text-indent="0.000000cm" text:space-before="0cm" text:min-label-width="-0.000000cm" fo:margin-left="1.270000cm"/>
        <style:text-properties style:font-name="FreeSerif"/>
      </text:list-level-style-bullet>
    </text:list-style>
  </office:automatic-styles>
  <office:body>
    <office:text>
      <text:section text:style-name="Sect1" text:name="Section1">
        <text:p text:style-name="P1"><text:span text:style-name="T1">IA - Lezione 6 - 27/03/2015</text:span></text:p>
        <text:p text:style-name="P2"/>
        <text:list text:style-name="L1">
          <text:list-item>
            <text:p text:style-name="P3"><text:span text:style-name="T2">Blocco Slide: 03 - neural networks/01 - Slides neurali.pdf</text:span></text:p>
          </text:list-item>
          <text:list-item>
            <text:p text:style-name="P3"><text:span text:style-name="T2">VEDI ANCHE LA CARTELLA APPUNTI NEURALI</text:span></text:p>
          </text:list-item>
        </text:list>
        <text:p text:style-name="P4"/>
        <text:list text:style-name="L2">
          <text:list-item>
            <text:p text:style-name="P5"><text:span text:style-name="T2">Sl. 26:</text:span></text:p>
            <text:list>
              <text:list-item>
                <text:p text:style-name="P6"><text:span text:style-name="T2">Ci sono due tipologie di questa architett., una con apprend. supervis. e una con apprend. non-supervised</text:span></text:p>
              </text:list-item>
              <text:list-item>
                <text:p text:style-name="P6"><text:span text:style-name="T2">Entrambe le architett. hanno un apprend. di tipo competitivo, nel senso che non tutti i neuroni possono modificare il loro vettore dei pesi e dovranno competere tra di loro per chi deve modificarlo. All'atto dell'apprendimento viene modificato SOLO una parte della matrice dei pesi (nel senso di vettore che raccoglie i vari vett. dei pesi)</text:span></text:p>
              </text:list-item>
              <text:list-item>
                <text:p text:style-name="P6"><text:span text:style-name="T2">Il nome del kohonen layer è dato da uno studioso finlandese che sviluppo un particolare tipo di neurone</text:span></text:p>
              </text:list-item>
              <text:list-item>
                <text:p text:style-name="P6"><text:span text:style-name="T2">Dal punto di vista dell'utilizzo della stuttura, è un classificatore</text:span></text:p>
              </text:list-item>
              <text:list-item>
                <text:p text:style-name="P6"><text:span text:style-name="T2"/><text:span text:style-name="T2">I neuroni nel koh. layer sono associati IMPLICITAMENTE <text:s/>a delle classi, in particolare vengono associati un certo num. di neuroni a una classe</text:span></text:p>
              </text:list-item>
              <text:list-item>
                <text:p text:style-name="P6"><text:span text:style-name="T2">Prima dell'inizio dell'apprendimento, devo pre-assegnare ogni neurone, singolarmente, ad una certa classe. Questa scelta lo può fare l'utente oppure assegnando numericamente a blocchi (se ho 10 neuroni, ne assegno ad es. 5 a una cl. A, 3 a una cl. B e 2 alla cl. C, mantenendo sempre le proporz.)</text:span></text:p>
              </text:list-item>
              <text:list-item>
                <text:p text:style-name="P6"><text:span text:style-name="T2">La sigla LVQ sta per Learning Vector Quantization</text:span></text:p>
              </text:list-item>
              <text:list-item>
                <text:p text:style-name="P6"><text:span text:style-name="T2">Le conn. laterali servono affinchè ciascun neurone possa confrontarsi con gli altri</text:span></text:p>
              </text:list-item>
              <text:list-item>
                <text:p text:style-name="P6"><text:span text:style-name="T2">La funz. che svolge OGNI sing. neurone è calcolare la DISTANZA del suo vetto. dei pesi RISPETTO AL SUO INGRESSO. L'usc. sarà o 1 o 0: 1 se la Distanza tra il pr. vett. dei pesi e quello in input è LA PIU PICCOLA tra tutti i neuroni, questo confronto si fa proprio con le conn. laterali. La distanza può essere calcolata in vari modi. </text:span></text:p>
              </text:list-item>
              <text:list-item>
                <text:p text:style-name="P6"><text:span text:style-name="T2">Da un punto di vista implementativo si può evitare tutto sto casino, prendendo i vett. dei pesi di ogni neurone in un vettore CON IL PROPRIO INDICE, vado a vedere quale ha il vett. con la dist. più piccola, prendo l'indice e metto l'uscita 1 al neurone corrispondente</text:span></text:p>
              </text:list-item>
            </text:list>
          </text:list-item>
          <text:list-item>
            <text:p text:style-name="P5"><text:span text:style-name="T2">Sl.27:</text:span></text:p>
            <text:list>
              <text:list-item>
                <text:p text:style-name="P6"><text:span text:style-name="T2">Il N*M sta la perchè ho prefissato la grandezza, in numero di neuroni, delle varie classi. </text:span></text:p>
              </text:list-item>
              <text:list-item>
                <text:p text:style-name="P6"><text:span text:style-name="T2">L'apprend. viene fatta con un TRAINING BY PATTERN, faccio comparazioni e considerazioni SU OGNI CAMPIONE IN INGRESSO</text:span></text:p>
              </text:list-item>
              <text:list-item>
                <text:p text:style-name="P6"><text:span text:style-name="T2">n(n minuscolo) è l'indice corrispondente al neurone con la dist. piu piccola</text:span></text:p>
              </text:list-item>
              <text:list-item>
                <text:p text:style-name="P6"><text:span text:style-name="T2">Se la cl. del neurone (n) è uguale alla classe in ingresso, il neurone è quello vincitore e non devo fare piu niente, perchè ho trov. il vett. giusto corrispondente alla cl. che ho in ingresso</text:span></text:p>
              </text:list-item>
              <text:list-item>
                <text:p text:style-name="P6"><text:span text:style-name="T2">La regola R1 praticamente dice che il vett. del neurone vincit. viene «avvicinato», nello sp.(vedi il graf.), al vettore di input «X» , se la Cl. di X e di n è la stessa</text:span></text:p>
              </text:list-item>
              <text:list-item>
                <text:p text:style-name="P6"><text:span text:style-name="T2">La regola R2 fa l'opposto, se il vett. vincit. NON CORRISPONDE, con la classe, alla CLASSE DI INPUT X, il vett. vincit. in questione VIENE ALLONTANATO da X</text:span></text:p>
              </text:list-item>
              <text:list-item>
                <text:p text:style-name="P6"><text:span text:style-name="T2">Per capire meglio, vedi la posiz. e il verso dei vett. x, wn, w'n(R1) e w'n(R2)</text:span></text:p>
              </text:list-item>
              <text:list-item>
                <text:p text:style-name="P7"><text:span text:style-name="T2"/>α e γ<text:span text:style-name="T2"> sono due coeff. di apprend. che, però, non sono costanti. Questo perchè se </text:span>α è uguale ad 1, ad es., wn si va a sovrapporre perfettamente al vettore in ingresso e questa scelta non è buona, perchè se avessi tanti camp. in ingr. quanto sono quelli del tr. set, avrei che ogni neuron. di ogni cl. sarebbe ug. ad un el. train. set, cioè di el. che gia conosco, e quindi NON CI SAREBBE ALCUN APPRENDIMENTO, PERCHÈ È COME SE STESSE IMPARANDO INFORMAZ. CHE GIA CONOSCE.</text:p>
              </text:list-item>
              <text:list-item>
                <text:p text:style-name="P7"><text:span text:style-name="T2">Un classificatore che però funz. nel modo descritto qui sopra esiste ed è chiamato «Nearest Neighbor», che però non è molto utile</text:span></text:p>
              </text:list-item>
              <text:list-item>
                <text:p text:style-name="P7"><text:span text:style-name="T2">Una scelta ragionev. per </text:span>α e γ è quello di definirle come VEDI FORMULA SUL QUAD.</text:p>
              </text:list-item>
              <text:list-item>
                <text:p text:style-name="P7"><text:span text:style-name="T2">Come posso rendere NON-SUPERVIS. l'apprendimento?</text:span></text:p>
              </text:list-item>
              <text:list-item>
                <text:p text:style-name="P7"><text:span text:style-name="T2">Nel caso non sup. io non so qual'è la cl. di appart. dei campioni, ma voglio comunque suddiv. lo spazio in diverse classi</text:span></text:p>
              </text:list-item>
              <text:list-item>
                <text:p text:style-name="P7"><text:span text:style-name="T2">Nel caso non-sup. non so quali siano le cl., quindi devo modificare l'algoritmo nel confronto tra classi, cioè modificare l'istruzione : IF classe[n]=classe[x], andando a premiare SEMPRE usando la regola r1, e quindi viene fatta la compet., si trova un vincit. e avvicino di volta in volta i vari neur. vincit.. Più che classi si vengono a creare degli agglomerati, chiamati CLUSTER, dove all'interno di questo ci saranno i neuroni più simili ai neur. vincitori.</text:span></text:p>
              </text:list-item>
            </text:list>
          </text:list-item>
          <text:list-item>
            <text:p text:style-name="P8"><text:span text:style-name="T2">Sl. 28:</text:span></text:p>
            <text:list>
              <text:list-item>
                <text:p text:style-name="P7"><text:span text:style-name="T2">Il sottoutil. dei neur. è uno dei problemi del modello LVQ, in particolare nel caso NON-SUPERV.</text:span></text:p>
              </text:list-item>
              <text:list-item>
                <text:p text:style-name="P7"><text:span text:style-name="T2">Guardando il graf., vedo che ci sono 4 cluster, e fin qui non ci sono problemi. </text:span></text:p>
              </text:list-item>
              <text:list-item>
                <text:p text:style-name="P7"><text:span text:style-name="T2">Se so che questi sono i cluster, posso pensare di usare 4 prototipi nel kon. layer</text:span></text:p>
              </text:list-item>
              <text:list-item>
                <text:p text:style-name="P7"><text:span text:style-name="T2">Se faccio partire questi 4 neuroni con gli stessi input (ad es. 1 e 0), a questo punto, come faccio a determinare il neurone vincitore? Scegliendo in vari modi equivalenti, ne scelgo uno vincitore e si avvicinerà ai camp. in ingresso. Però, se vado a confrontare di nuovo, succederà che per quel cluster sarà sempre lo stesso neurone ad avvicinarsi mentre gli altri rimarranno inutilizzati. Al 3° campione succederà la stessa cosa</text:span></text:p>
              </text:list-item>
              <text:list-item>
                <text:p text:style-name="P7"><text:span text:style-name="T2">Andando avanti, il neurone vincit. nel 1° camp. sarà sempre quello vincitore, perchè è come se avesse un vantaggio enorme rispetto agli altri e vincerà sempre ed inoltre, a lungo andare, il vincit. comincerà ad oscillare</text:span></text:p>
              </text:list-item>
              <text:list-item>
                <text:p text:style-name="P7"><text:span text:style-name="T2">Questa situazione può verificarsi anche nel caso SUPERVISED</text:span></text:p>
              </text:list-item>
              <text:list-item>
                <text:p text:style-name="P7"><text:span text:style-name="T2">Per contrastare questo fenomeno, posso usare algoritmi diversi, </text:span><text:span text:style-name="T3">VEDI SL. 29</text:span></text:p>
              </text:list-item>
            </text:list>
          </text:list-item>
          <text:list-item>
            <text:p text:style-name="P8"><text:span text:style-name="T3"/><text:span text:style-name="T2">Sl. 29/30:</text:span></text:p>
            <text:list>
              <text:list-item>
                <text:p text:style-name="P7"><text:span text:style-name="T2">Quello detto dal prof. è l'FSCL </text:span></text:p>
              </text:list-item>
              <text:list-item>
                <text:p text:style-name="P7"><text:span text:style-name="T2">NON VEDERE LE FORMULE, L'IMPORTANTE È IL CONCETTO</text:span></text:p>
              </text:list-item>
              <text:list-item>
                <text:p text:style-name="P7"><text:span text:style-name="T2">La distanza nell'FSCL è PESATA rispetto alla frequenza di vittorie e fa si che ALMENO UNA VOLTA ogni neurone possa vincere, in maniera di garantire la competizione</text:span></text:p>
              </text:list-item>
              <text:list-item>
                <text:p text:style-name="P7"><text:span text:style-name="T2">L'Fi che c'è nella formula è la frequenza di vittoria</text:span></text:p>
              </text:list-item>
              <text:list-item>
                <text:p text:style-name="P7"><text:span text:style-name="T2">La di è la distanza euclidea</text:span></text:p>
              </text:list-item>
              <text:list-item>
                <text:p text:style-name="P7"><text:span text:style-name="T2">Ciò che sta scritto nella slide riguarda SOLO l'FSCL</text:span></text:p>
              </text:list-item>
            </text:list>
          </text:list-item>
          <text:list-item>
            <text:p text:style-name="P8"><text:span text:style-name="T2">Sl. 31:</text:span></text:p>
            <text:list>
              <text:list-item>
                <text:p text:style-name="P7"><text:span text:style-name="T2">In questo schema, la reg. di dec. è la parte dello sp. che è più vicina ad un neurone rispetto agli altri (?????)</text:span></text:p>
              </text:list-item>
            </text:list>
          </text:list-item>
          <text:list-item>
            <text:p text:style-name="P8"><text:span text:style-name="T2">Sl. 33:</text:span></text:p>
            <text:list>
              <text:list-item>
                <text:p text:style-name="P7"><text:span text:style-name="T2">Le mappe auto-org. di kohonen possono essere viste come una rete LVQ disposte A GRIGLIA BIDIMENSIONALE. Vengono definite per l'apprendim. NON SUPERVIS.</text:span></text:p>
              </text:list-item>
              <text:list-item>
                <text:p text:style-name="P7"><text:span text:style-name="T2">L'utilità dei collegamenti tra neuroni vicini è che nelle mappe, quando un neurone VINCE, ANCHE I NEURONI DEL SUO INTORNO VINCONO, PERÒ praticamente il vett. dei pesi del neur. vincit. viene MODIFICATO DI UNA QUANT. </text:span>α, mentre quelli dei neur. vicini vengono modif. di una quantita MINORE DI α</text:p>
              </text:list-item>
              <text:list-item>
                <text:p text:style-name="P7"><text:span text:style-name="T2">La config. della slide è una config. particolare</text:span></text:p>
              </text:list-item>
              <text:list-item>
                <text:p text:style-name="P7"><text:span text:style-name="T2"/>θ e φ<text:span text:style-name="T2"> rappresentano semplicemente i val. di input, che rappres. degli angoli particolari nello spazio bidim.</text:span><text:span text:style-name="T3"> (NON TI APPLICARE TROPPO!)</text:span></text:p>
              </text:list-item>
              <text:list-item>
                <text:p text:style-name="P7"><text:span text:style-name="T2">VEDI LA FORMULA SUL QUAD.</text:span></text:p>
              </text:list-item>
              <text:list-item>
                <text:p text:style-name="P7"><text:span text:style-name="T2"/>α<text:span text:style-name="T2"> dipende da z, oltre che da t=tempo, dove z è come se fosse la distanza tra il neur. VINC. e quelli del suo VICINATO. In realtà anche z dovrebbe dipendere dal tempo, poichè all'inizio dell'apprendim. la dist. col vicinato È PIU GRANDE, e si va a RIDURRE via via con il tempo, fino ad arrivare a 0 (quindi considero SOLO il neur. singolo e non più il vicinato)</text:span></text:p>
              </text:list-item>
            </text:list>
          </text:list-item>
          <text:list-item>
            <text:p text:style-name="P8"><text:span text:style-name="T2">Sl. 34:</text:span></text:p>
            <text:list>
              <text:list-item>
                <text:p text:style-name="P7"><text:span text:style-name="T2">La maglia fitta mi dice che dopo l'apprendim., i neur. che sono connessi vicini saranno «vicini» anche con il vett. dei pesi, che è simile anch'esso rispetto agli altri vett.</text:span></text:p>
              </text:list-item>
            </text:list>
          </text:list-item>
          <text:list-item>
            <text:p text:style-name="P8"><text:span text:style-name="T2">Sl. 36:</text:span></text:p>
            <text:list>
              <text:list-item>
                <text:p text:style-name="P7"><text:span text:style-name="T2">È una specie di macch. da scriv. neurale, che era stata create per addestrare la macchina a riconoscere la voce umana e doveva far apparire la lettera pronunciata su uno schermo</text:span></text:p>
              </text:list-item>
              <text:list-item>
                <text:p text:style-name="P7"><text:span text:style-name="T2">L'apprend. era NON SUPERV.</text:span></text:p>
              </text:list-item>
              <text:list-item>
                <text:p text:style-name="P7"><text:span text:style-name="T2">In fase di training erano state immessi dei vett. da 15 features, qui però la cl. non veniva utilizzata e la frase audio processata veniva data alla macchina come training set, andando a collezionare o etichettare, per ogni neur. della cl. A vincitrice, A POSTERIORI i neuroni. Facendo cosi, la macchina riusciva a riconoscere la frase nel 92/97 % dei casi</text:span></text:p>
              </text:list-item>
              <text:list-item>
                <text:p text:style-name="P7"><text:span text:style-name="T2">Nel caso di fonemi simili (come k p e t), questi venivano classificati ponendo i neur. corrispondenti VICINI, come POSIZ., nella mappa. Quindi la rete riusciva a capire questa similarità senza specificare topologicam. la posizione di questi nella configuraz. iniziale della rete stessa</text:span></text:p>
              </text:list-item>
            </text:list>
          </text:list-item>
        </text:list>
        <text:p text:style-name="P9"/>
        <text:p text:style-name="P9"/>
        <text:p text:style-name="P10"><text:span text:style-name="T3">FINE LEZION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office:font-face-decls>
  <office:styles>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paragraph-properties fo:text-align="left" fo:text-indent="0in" fo:line-height="100%" fo:widows="2" fo:margin-left="0pt" fo:margin-right="0pt" fo:margin-top="0pt" fo:margin-bottom="0pt"/>
      <style:text-properties fo:color="#000000" style:font-name="Times New Roman" fo:font-size="12pt" fo:font-weight="normal"/>
    </style:style>
  </office:styles>
  <office:automatic-styles>
    <style:page-layout style:name="Standard">
      <style:page-layout-properties fo:page-width="210.000000mm" fo:page-height="297.000000mm"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Cralo</dc:creator>
    <meta:creation-date>Fri Mar 27 10:48:08 2015
</meta:creation-date>
    <dc:date>Fri Mar 27 12:30:40 2015
</dc:date>
  </office:meta>
</office:document-meta>
</file>